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03cm" svg:height="1.202cm" svg:x="3.323cm" svg:y="4.8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0.522cm" svg:height="1.729cm" svg:x="18.68cm" svg:y="4.0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945cm" svg:y1="4.089cm" svg:x2="18.955cm" svg:y2="3.291cm">
            <text:p/>
          </draw:line>
          <draw:line draw:style-name="gr3" draw:text-style-name="P3" draw:layer="layout" svg:x1="18.945cm" svg:y1="6.635cm" svg:x2="18.955cm" svg:y2="5.837cm">
            <text:p/>
          </draw:line>
        </draw:g>
        <draw:g xml:id="id2" draw:id="id2">
          <draw:line draw:style-name="gr3" draw:text-style-name="P3" draw:layer="layout" svg:x1="20.311cm" svg:y1="4.651cm" svg:x2="21.626cm" svg:y2="4.651cm">
            <text:p/>
          </draw:line>
          <draw:line draw:style-name="gr3" draw:text-style-name="P3" draw:layer="layout" svg:x1="20.311cm" svg:y1="4.651cm" svg:x2="21.626cm" svg:y2="4.651cm">
            <text:p/>
          </draw:line>
          <draw:line draw:style-name="gr3" draw:text-style-name="P3" draw:layer="layout" svg:x1="20.311cm" svg:y1="5.238cm" svg:x2="21.626cm" svg:y2="5.238cm">
            <text:p/>
          </draw:line>
          <draw:line draw:style-name="gr3" draw:text-style-name="P3" draw:layer="layout" svg:x1="20.96cm" svg:y1="6.032cm" svg:x2="20.97cm" svg:y2="5.234cm">
            <text:p/>
          </draw:line>
          <draw:line draw:style-name="gr3" draw:text-style-name="P3" draw:layer="layout" svg:x1="20.96cm" svg:y1="4.663cm" svg:x2="20.97cm" svg:y2="3.865cm">
            <text:p/>
          </draw:line>
        </draw:g>
        <draw:g xml:id="id3" draw:id="id3">
          <draw:custom-shape draw:style-name="gr4" draw:text-style-name="P2" draw:layer="layout" svg:width="0.606cm" svg:height="1.992cm" draw:transform="rotate (1.5707963267949) translate (22.312cm 1.6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2.318cm" svg:y1="1.371cm" svg:x2="21.397cm" svg:y2="1.359cm">
            <text:p/>
          </draw:line>
          <draw:line draw:style-name="gr3" draw:text-style-name="P3" draw:layer="layout" svg:x1="25.256cm" svg:y1="1.371cm" svg:x2="24.335cm" svg:y2="1.359cm">
            <text:p/>
          </draw:line>
        </draw:g>
        <draw:g xml:id="id4" draw:id="id4">
          <draw:custom-shape draw:style-name="gr5" draw:text-style-name="P2" draw:layer="layout" svg:width="1.155cm" svg:height="1.157cm" draw:transform="skewX (-0.000872664625997165) rotate (-3.1396727914126) translate (26.882cm 3.3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6.9cm" svg:y1="3.4cm" svg:x2="25.644cm" svg:y2="3.398cm">
            <text:p/>
          </draw:line>
        </draw:g>
        <draw:g xml:id="id5" draw:id="id5">
          <draw:custom-shape draw:style-name="gr6" draw:text-style-name="P2" draw:layer="layout" svg:width="1.157cm" svg:height="1.156cm" draw:transform="skewX (0.000872664625997165) rotate (-3.1396727914126) translate (26.881cm 5.3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6.9cm" svg:y1="5.4cm" svg:x2="25.644cm" svg:y2="5.398cm">
            <text:p/>
          </draw:line>
        </draw:g>
        <draw:g xml:id="id12" draw:id="id12">
          <draw:custom-shape draw:style-name="gr6" draw:text-style-name="P2" draw:layer="layout" svg:width="1.157cm" svg:height="1.157cm" draw:transform="skewX (0.00174532925199433) rotate (-3.1396727914126) translate (26.919cm 8.25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6.956cm" svg:y1="8.281cm" svg:x2="25.7cm" svg:y2="8.279cm">
            <text:p/>
          </draw:line>
        </draw:g>
        <draw:connector draw:style-name="gr7" draw:text-style-name="P2" draw:layer="layout" draw:line-skew="-1.341cm" svg:x1="18.941cm" svg:y1="3.291cm" svg:x2="20.968cm" svg:y2="3.865cm" draw:start-shape="id1" draw:start-glue-point="0" draw:end-shape="id2" draw:end-glue-point="0" svg:d="M18941 3291v-1891h2027v2465" svg:viewBox="0 0 2028 2466">
          <text:p/>
        </draw:connector>
        <draw:connector draw:style-name="gr7" draw:text-style-name="P2" draw:layer="layout" svg:x1="25.256cm" svg:y1="1.375cm" svg:x2="26.272cm" svg:y2="2.219cm" draw:start-shape="id3" draw:start-glue-point="1" draw:end-shape="id4" draw:end-glue-point="0" svg:d="M25256 1375h1016v844" svg:viewBox="0 0 1017 845">
          <text:p/>
        </draw:connector>
        <draw:connector draw:style-name="gr7" draw:text-style-name="P2" draw:layer="layout" svg:x1="26.272cm" svg:y1="3.4cm" svg:x2="26.272cm" svg:y2="4.22cm" draw:start-shape="id4" draw:start-glue-point="2" draw:end-shape="id5" draw:end-glue-point="0" svg:d="M26272 3400v820" svg:viewBox="0 0 1 821">
          <text:p/>
        </draw:connector>
        <draw:g>
          <draw:line draw:style-name="gr3" draw:text-style-name="P3" draw:layer="layout" svg:x1="19.899cm" svg:y1="9.725cm" svg:x2="17.8cm" svg:y2="9.741cm">
            <text:p/>
          </draw:line>
          <draw:line draw:style-name="gr3" draw:text-style-name="P3" draw:layer="layout" svg:x1="19.9cm" svg:y1="9.716cm" svg:x2="17.801cm" svg:y2="9.732cm">
            <text:p/>
          </draw:line>
          <draw:line draw:style-name="gr3" draw:text-style-name="P3" draw:layer="layout" svg:x1="18.373cm" svg:y1="10.089cm" svg:x2="19.416cm" svg:y2="10.089cm">
            <text:p/>
          </draw:line>
          <draw:line draw:style-name="gr3" draw:text-style-name="P3" draw:layer="layout" svg:x1="18.655cm" svg:y1="10.4cm" svg:x2="19.156cm" svg:y2="10.4cm">
            <text:p/>
          </draw:line>
          <draw:line draw:style-name="gr3" draw:text-style-name="P3" draw:layer="layout" svg:x1="18.877cm" svg:y1="9.703cm" svg:x2="18.885cm" svg:y2="8.9cm">
            <text:p/>
          </draw:line>
        </draw:g>
        <draw:frame draw:style-name="gr8" draw:text-style-name="P4" draw:layer="layout" svg:width="0.5cm" svg:height="0.962cm" svg:x="4.9cm" svg:y="2.7cm">
          <draw:text-box>
            <text:p>1</text:p>
          </draw:text-box>
        </draw:frame>
        <draw:frame draw:style-name="gr8" draw:text-style-name="P4" draw:layer="layout" svg:width="0.6cm" svg:height="0.962cm" svg:x="8.1cm" svg:y="2.238cm">
          <draw:text-box>
            <text:p>3</text:p>
          </draw:text-box>
        </draw:frame>
        <draw:frame draw:style-name="gr9" draw:text-style-name="P4" draw:layer="layout" svg:width="0.8cm" svg:height="1cm" svg:x="26.1cm" svg:y="1.4cm">
          <draw:text-box>
            <text:p>6</text:p>
          </draw:text-box>
        </draw:frame>
        <draw:frame draw:style-name="gr10" draw:text-style-name="P4" draw:layer="layout" svg:width="0.8cm" svg:height="1.1cm" svg:x="26.5cm" svg:y="3.4cm">
          <draw:text-box>
            <text:p>7</text:p>
          </draw:text-box>
        </draw:frame>
        <draw:connector draw:style-name="gr7" draw:text-style-name="P2" draw:layer="layout" draw:line-skew="0cm 0.153cm" svg:x1="20.968cm" svg:y1="3.865cm" svg:x2="21.397cm" svg:y2="1.375cm" draw:start-shape="id2" draw:start-glue-point="0" draw:end-shape="id3" draw:end-glue-point="3" svg:d="M20968 3865v-1118h32v-1372h397" svg:viewBox="0 0 430 2491">
          <text:p/>
        </draw:connector>
        <draw:g xml:id="id7" draw:id="id7">
          <draw:custom-shape draw:style-name="gr11" draw:text-style-name="P2" draw:layer="layout" svg:width="1.3cm" svg:height="2cm" svg:x="5.9cm" svg:y="4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6.548cm" svg:y1="4.881cm" svg:x2="6.548cm" svg:y2="5.864cm">
            <text:p/>
          </draw:line>
        </draw:g>
        <draw:custom-shape draw:style-name="gr13" draw:text-style-name="P1" xml:id="id9" draw:id="id9" draw:layer="layout" svg:width="1.2cm" svg:height="1.973cm" svg:x="8.3cm" svg:y="3.4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925cm" svg:y1="6.092cm" svg:x2="6.55cm" svg:y2="6.3cm" draw:start-shape="id6" draw:start-glue-point="8" draw:end-shape="id7" draw:end-glue-point="2" svg:d="M3925 6092v710h2625v-502" svg:viewBox="0 0 2626 711">
          <text:p/>
        </draw:connector>
        <draw:connector draw:style-name="gr7" draw:text-style-name="P2" draw:layer="layout" svg:x1="3.925cm" svg:y1="4.89cm" svg:x2="6.55cm" svg:y2="4.3cm" draw:start-shape="id6" draw:start-glue-point="4" draw:end-shape="id7" draw:end-glue-point="0" svg:d="M3925 4890v-1091h2625v501" svg:viewBox="0 0 2626 1092">
          <text:p/>
        </draw:connector>
        <draw:g>
          <draw:line draw:style-name="gr3" draw:text-style-name="P3" draw:layer="layout" svg:x1="6.199cm" svg:y1="7.625cm" svg:x2="4.1cm" svg:y2="7.641cm">
            <text:p/>
          </draw:line>
          <draw:line draw:style-name="gr3" draw:text-style-name="P3" draw:layer="layout" svg:x1="6.2cm" svg:y1="7.616cm" svg:x2="4.101cm" svg:y2="7.632cm">
            <text:p/>
          </draw:line>
          <draw:line draw:style-name="gr3" draw:text-style-name="P3" draw:layer="layout" svg:x1="4.673cm" svg:y1="7.989cm" svg:x2="5.716cm" svg:y2="7.989cm">
            <text:p/>
          </draw:line>
          <draw:line draw:style-name="gr3" draw:text-style-name="P3" draw:layer="layout" svg:x1="4.955cm" svg:y1="8.3cm" svg:x2="5.456cm" svg:y2="8.3cm">
            <text:p/>
          </draw:line>
          <draw:line draw:style-name="gr3" draw:text-style-name="P3" draw:layer="layout" svg:x1="5.177cm" svg:y1="7.603cm" svg:x2="5.185cm" svg:y2="6.8cm">
            <text:p/>
          </draw:line>
        </draw:g>
        <draw:custom-shape draw:style-name="gr1" draw:text-style-name="P1" xml:id="id8" draw:id="id8" draw:layer="layout" svg:width="1.203cm" svg:height="1.202cm" svg:x="8.297cm" svg:y="6.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8.899cm" svg:y1="6.4cm" svg:x2="8.9cm" svg:y2="5.4cm" draw:start-shape="id8" draw:start-glue-point="4" draw:end-shape="id9" draw:end-glue-point="6" svg:d="M8899 6400v-500h1v-500" svg:viewBox="0 0 2 1001">
          <text:p/>
        </draw:connector>
        <draw:frame draw:style-name="gr9" draw:text-style-name="P4" draw:layer="layout" svg:width="0.7cm" svg:height="1cm" svg:x="8.1cm" svg:y="5.4cm">
          <draw:text-box>
            <text:p>2</text:p>
          </draw:text-box>
        </draw:frame>
        <draw:g>
          <draw:custom-shape draw:style-name="gr5" draw:text-style-name="P2" draw:layer="layout" svg:width="1.155cm" svg:height="1.157cm" draw:transform="rotate (2.36719006447991) translate (15.249cm 4.32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6.101cm" svg:y1="3.522cm" svg:x2="15.203cm" svg:y2="4.401cm">
            <text:p/>
          </draw:line>
        </draw:g>
        <draw:g>
          <draw:custom-shape draw:style-name="gr5" draw:text-style-name="P2" draw:layer="layout" svg:width="1.155cm" svg:height="1.157cm" draw:transform="skewX (-0.000872664625997112) rotate (0.639314105005523) translate (14.503cm 6.0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192cm" svg:y1="5.3cm" svg:x2="16.2cm" svg:y2="6.049cm">
            <text:p/>
          </draw:line>
        </draw:g>
        <draw:g>
          <draw:line draw:style-name="gr3" draw:text-style-name="P3" draw:layer="layout" svg:x1="16.126cm" svg:y1="3.522cm" svg:x2="15.228cm" svg:y2="4.401cm">
            <text:p/>
          </draw:line>
        </draw:g>
        <draw:g>
          <draw:custom-shape draw:style-name="gr5" draw:text-style-name="P2" draw:layer="layout" svg:width="1.155cm" svg:height="1.157cm" draw:transform="skewX (-0.000872664625997112) rotate (0.639314105005523) translate (11.999cm 3.4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688cm" svg:y1="2.7cm" svg:x2="13.696cm" svg:y2="3.449cm">
            <text:p/>
          </draw:line>
        </draw:g>
        <draw:g>
          <draw:custom-shape draw:style-name="gr5" draw:text-style-name="P2" draw:layer="layout" svg:width="1.155cm" svg:height="1.157cm" draw:transform="rotate (2.36719006447991) translate (12.813cm 6.8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3.665cm" svg:y1="6.029cm" svg:x2="12.767cm" svg:y2="6.908cm">
            <text:p/>
          </draw:line>
        </draw:g>
        <draw:line draw:style-name="gr14" draw:text-style-name="P5" draw:layer="layout" svg:x1="13.3cm" svg:y1="6.5cm" svg:x2="14.2cm" svg:y2="7.4cm">
          <text:p/>
        </draw:line>
        <draw:line draw:style-name="gr14" draw:text-style-name="P5" draw:layer="layout" svg:x1="14.9cm" svg:y1="6.6cm" svg:x2="14.2cm" svg:y2="7.4cm">
          <text:p/>
        </draw:line>
        <draw:line draw:style-name="gr14" draw:text-style-name="P5" draw:layer="layout" svg:x1="15.7cm" svg:y1="5.6cm" svg:x2="16.5cm" svg:y2="4.6cm">
          <text:p/>
        </draw:line>
        <draw:line draw:style-name="gr14" draw:text-style-name="P5" draw:layer="layout" svg:x1="15.8cm" svg:y1="4cm" svg:x2="16.5cm" svg:y2="4.6cm">
          <text:p/>
        </draw:line>
        <draw:line draw:style-name="gr14" draw:text-style-name="P5" draw:layer="layout" svg:x1="13.2cm" svg:y1="3cm" svg:x2="14cm" svg:y2="2.2cm">
          <text:p/>
        </draw:line>
        <draw:line draw:style-name="gr14" draw:text-style-name="P5" draw:layer="layout" svg:x1="14.9cm" svg:y1="3.1cm" svg:x2="14cm" svg:y2="2.2cm">
          <text:p/>
        </draw:line>
        <draw:line draw:style-name="gr14" draw:text-style-name="P5" draw:layer="layout" svg:x1="12.5cm" svg:y1="5.6cm" svg:x2="11.7cm" svg:y2="4.8cm">
          <text:p/>
        </draw:line>
        <draw:line draw:style-name="gr14" draw:text-style-name="P5" draw:layer="layout" svg:x1="12.4cm" svg:y1="4cm" svg:x2="11.7cm" svg:y2="4.8cm">
          <text:p/>
        </draw:line>
        <draw:line draw:style-name="gr14" draw:text-style-name="P5" draw:layer="layout" svg:x1="8.9cm" svg:y1="3.4cm" svg:x2="8.9cm" svg:y2="1.6cm">
          <text:p/>
        </draw:line>
        <draw:line draw:style-name="gr14" draw:text-style-name="P5" draw:layer="layout" svg:x1="14cm" svg:y1="2.3cm" svg:x2="14cm" svg:y2="1.7cm">
          <text:p/>
        </draw:line>
        <draw:line draw:style-name="gr14" draw:text-style-name="P5" draw:layer="layout" svg:x1="8.9cm" svg:y1="1.6cm" svg:x2="14cm" svg:y2="1.7cm">
          <text:p/>
        </draw:line>
        <draw:line draw:style-name="gr14" draw:text-style-name="P5" draw:layer="layout" svg:x1="16.5cm" svg:y1="4.6cm" svg:x2="17.8cm" svg:y2="4.6cm">
          <text:p/>
        </draw:line>
        <draw:line draw:style-name="gr14" draw:text-style-name="P5" draw:layer="layout" svg:x1="19cm" svg:y1="1.4cm" svg:x2="17.8cm" svg:y2="1.4cm">
          <text:p/>
        </draw:line>
        <draw:line draw:style-name="gr14" draw:text-style-name="P5" draw:layer="layout" svg:x1="17.8cm" svg:y1="4.6cm" svg:x2="17.8cm" svg:y2="1.4cm">
          <text:p/>
        </draw:line>
        <draw:custom-shape draw:style-name="gr15" draw:text-style-name="P2" draw:layer="layout" svg:width="0.348cm" svg:height="0.35cm" svg:x="13.8cm" svg:y="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0" draw:id="id10" draw:layer="layout" svg:width="0.348cm" svg:height="0.35cm" svg:x="11.552cm" svg:y="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8cm" svg:height="0.35cm" svg:x="16.3cm" svg:y="4.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1" draw:id="id11" draw:layer="layout" svg:width="0.348cm" svg:height="0.35cm" svg:x="1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0.853cm" svg:height="0.962cm" svg:x="10.547cm" svg:y="4.3cm">
          <draw:text-box>
            <text:p>0</text:p>
          </draw:text-box>
        </draw:frame>
        <draw:frame draw:style-name="gr16" draw:text-style-name="P4" draw:layer="layout" svg:width="0.853cm" svg:height="0.962cm" svg:x="16.5cm" svg:y="4.8cm">
          <draw:text-box>
            <text:p>5</text:p>
          </draw:text-box>
        </draw:frame>
        <draw:connector draw:style-name="gr7" draw:text-style-name="P2" draw:layer="layout" draw:line-skew="1.715cm -3.791cm" svg:x1="18.941cm" svg:y1="6.635cm" svg:x2="11.9cm" svg:y2="4.775cm" draw:start-shape="id1" draw:start-glue-point="2" draw:end-shape="id10" draw:end-glue-point="10" svg:d="M18941 6635v2265h-7441v-4125h400" svg:viewBox="0 0 7442 4126">
          <text:p/>
        </draw:connector>
        <draw:connector draw:style-name="gr7" draw:text-style-name="P2" draw:layer="layout" draw:line-skew="1.207cm" svg:x1="20.968cm" svg:y1="6.032cm" svg:x2="18.931cm" svg:y2="8.803cm" draw:start-shape="id2" draw:start-glue-point="2" svg:d="M20968 6032v2868h-2037v-97" svg:viewBox="0 0 2038 2869">
          <text:p/>
        </draw:connector>
        <draw:connector draw:style-name="gr7" draw:text-style-name="P2" draw:layer="layout" svg:x1="14.174cm" svg:y1="7.55cm" svg:x2="8.899cm" svg:y2="7.602cm" draw:start-shape="id11" draw:start-glue-point="8" draw:end-shape="id8" draw:end-glue-point="8" svg:d="M14174 7550v554h-5275v-502" svg:viewBox="0 0 5276 555">
          <text:p/>
        </draw:connector>
        <draw:frame draw:style-name="gr9" draw:text-style-name="P4" draw:layer="layout" svg:width="0.7cm" svg:height="1cm" svg:x="14.4cm" svg:y="7.1cm">
          <draw:text-box>
            <text:p>4</text:p>
          </draw:text-box>
        </draw:frame>
        <draw:frame draw:style-name="gr17" draw:text-style-name="P4" draw:layer="layout" svg:width="1.4cm" svg:height="0.973cm" svg:x="9.3cm" svg:y="6.827cm">
          <draw:text-box>
            <text:p>0V</text:p>
          </draw:text-box>
        </draw:frame>
        <draw:frame draw:style-name="gr18" draw:text-style-name="P4" draw:layer="layout" svg:width="3.5cm" svg:height="1.673cm" svg:x="0.4cm" svg:y="4.027cm">
          <draw:text-box>
            <text:p>AC 230V / 50 Hz</text:p>
          </draw:text-box>
        </draw:frame>
        <draw:frame draw:style-name="gr19" draw:text-style-name="P4" draw:layer="layout" svg:width="1.186cm" svg:height="1.299cm" draw:transform="rotate (-1.56014981835773) translate (26.999cm 5.7cm)">
          <draw:text-box>
            <text:p>...</text:p>
          </draw:text-box>
        </draw:frame>
        <draw:connector draw:style-name="gr7" draw:text-style-name="P2" draw:layer="layout" draw:line-skew="0.069cm" svg:x1="26.328cm" svg:y1="8.281cm" svg:x2="20.968cm" svg:y2="6.032cm" draw:start-shape="id12" draw:start-glue-point="2" draw:end-shape="id2" draw:end-glue-point="2" svg:d="M26328 8281v619h-5360v-2868" svg:viewBox="0 0 5361 286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8T15:28:51.333733823</dc:date>
    <meta:editing-duration>P1DT1H17M51S</meta:editing-duration>
    <meta:editing-cycles>17</meta:editing-cycles>
    <meta:generator>LibreOffice/6.4.7.2$Linux_X86_64 LibreOffice_project/40$Build-2</meta:generator>
    <meta:document-statistic meta:object-count="95"/>
  </office:meta>
</office:document-meta>
</file>